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9cm" fo:min-width="0.847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3" style:family="graphic" style:parent-style-name="standard">
      <style:graphic-properties draw:fill-color="#99ff33" draw:textarea-horizontal-align="justify" draw:textarea-vertical-align="middle" draw:auto-grow-height="false" fo:min-height="1.147cm" fo:min-width="2.04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1.147cm" fo:min-width="2.04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147cm" fo:min-width="2.04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333cm"/>
    </style:style>
    <style:style style:name="P1" style:family="paragraph">
      <style:paragraph-properties fo:text-align="center"/>
    </style:style>
    <style:style style:name="P2" style:family="paragraph">
      <loext:graphic-properties draw:fill-color="#99ff33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pt" fo:font-style="italic" style:font-size-asian="13pt" style:font-style-asian="italic" style:font-size-complex="13pt" style:font-style-complex="italic"/>
    </style:style>
    <style:style style:name="P9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651cm" svg:x="2.778cm" svg:y="3.413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1.905cm" svg:height="1.651cm" svg:x="15.224cm" svg:y="3.159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54cm" svg:height="1.397cm" svg:x="4.937cm" svg:y="7.604cm">
          <text:p text:style-name="P1">Submit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397cm" svg:x="12.43cm" svg:y="7.477cm">
          <text:p text:style-name="P1">REST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397cm" svg:x="9.128cm" svg:y="12.176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397cm" svg:x="9.382cm" svg:y="15.351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397cm" svg:x="15.986cm" svg:y="10.779cm">
          <text:p text:style-name="P1">.XS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397cm" svg:x="2.651cm" svg:y="11.033cm">
          <text:p text:style-name="P1">rule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667cm" svg:height="1.275cm" svg:x="9.001cm" svg:y="11.287cm">
          <draw:text-box>
            <text:p text:style-name="P5"><text:span text:style-name="T1">&lt;&lt;Entity&gt;&gt;</text:span></text:p>
          </draw:text-box>
        </draw:frame>
        <draw:frame draw:style-name="gr7" draw:text-style-name="P6" draw:layer="layout" svg:width="3.575cm" svg:height="0.763cm" svg:x="8.874cm" svg:y="14.588cm">
          <draw:text-box>
            <text:p><text:span text:style-name="T1">&lt;&lt;Collection&gt;&gt;</text:span></text:p>
          </draw:text-box>
        </draw:frame>
        <draw:line draw:style-name="gr8" draw:text-style-name="P7" draw:layer="layout" svg:x1="3.667cm" svg:y1="4.937cm" svg:x2="5.318cm" svg:y2="7.477cm">
          <text:p/>
        </draw:line>
        <draw:line draw:style-name="gr8" draw:text-style-name="P7" draw:layer="layout" svg:x1="15.605cm" svg:y1="4.81cm" svg:x2="14.081cm" svg:y2="7.604cm">
          <text:p/>
        </draw:line>
        <draw:line draw:style-name="gr8" draw:text-style-name="P7" draw:layer="layout" svg:x1="16.113cm" svg:y1="10.779cm" svg:x2="14.589cm" svg:y2="9.001cm">
          <text:p/>
        </draw:line>
        <draw:line draw:style-name="gr8" draw:text-style-name="P7" draw:layer="layout" svg:x1="3.413cm" svg:y1="11.033cm" svg:x2="4.81cm" svg:y2="9.255cm">
          <text:p/>
        </draw:line>
        <draw:line draw:style-name="gr8" draw:text-style-name="P7" draw:layer="layout" svg:x1="6.588cm" svg:y1="9.255cm" svg:x2="9.509cm" svg:y2="12.303cm">
          <text:p/>
        </draw:line>
        <draw:line draw:style-name="gr8" draw:text-style-name="P7" draw:layer="layout" svg:x1="5.826cm" svg:y1="9.255cm" svg:x2="9.382cm" svg:y2="16.367cm">
          <text:p/>
        </draw:line>
        <draw:line draw:style-name="gr8" draw:text-style-name="P7" draw:layer="layout" svg:x1="12.811cm" svg:y1="9.255cm" svg:x2="11.541cm" svg:y2="12.176cm">
          <text:p/>
        </draw:line>
        <draw:line draw:style-name="gr8" draw:text-style-name="P7" draw:layer="layout" svg:x1="13.446cm" svg:y1="9.255cm" svg:x2="12.303cm" svg:y2="15.732cm">
          <text:p/>
        </draw:line>
        <draw:frame draw:style-name="gr6" draw:text-style-name="P9" draw:layer="layout" svg:width="5.334cm" svg:height="0.763cm" svg:x="4.81cm" svg:y="5.445cm">
          <draw:text-box>
            <text:p text:style-name="P8"><text:span text:style-name="T2">HTTP Message</text:span></text:p>
          </draw:text-box>
        </draw:frame>
        <draw:frame draw:style-name="gr6" draw:text-style-name="P9" draw:layer="layout" svg:width="5.334cm" svg:height="0.763cm" svg:x="14.843cm" svg:y="5.698cm">
          <draw:text-box>
            <text:p text:style-name="P8"><text:span text:style-name="T2">XML document</text:span></text:p>
          </draw:text-box>
        </draw:frame>
        <draw:frame draw:style-name="gr9" draw:text-style-name="P9" draw:layer="layout" svg:width="3.048cm" svg:height="0.763cm" svg:x="7.096cm" svg:y="9.508cm">
          <draw:text-box>
            <text:p text:style-name="P8"><text:span text:style-name="T2">create</text:span></text:p>
          </draw:text-box>
        </draw:frame>
        <draw:frame draw:style-name="gr9" draw:text-style-name="P9" draw:layer="layout" svg:width="3.048cm" svg:height="0.763cm" svg:x="5.191cm" svg:y="12.938cm">
          <draw:text-box>
            <text:p text:style-name="P8"><text:span text:style-name="T2">Add/update</text:span></text:p>
          </draw:text-box>
        </draw:frame>
        <draw:frame draw:style-name="gr9" draw:text-style-name="P9" draw:layer="layout" svg:width="3.048cm" svg:height="0.763cm" svg:x="12.557cm" svg:y="12.684cm">
          <draw:text-box>
            <text:p text:style-name="P8"><text:span text:style-name="T2">Add/update</text:span></text:p>
          </draw:text-box>
        </draw:frame>
        <draw:frame draw:style-name="gr9" draw:text-style-name="P9" draw:layer="layout" svg:width="3.048cm" svg:height="0.763cm" svg:x="10.652cm" svg:y="9.635cm">
          <draw:text-box>
            <text:p text:style-name="P8"><text:span text:style-name="T2">create</text:span></text:p>
          </draw:text-box>
        </draw:frame>
        <draw:frame draw:style-name="gr10" draw:text-style-name="P11" draw:layer="layout" svg:width="4.833cm" svg:height="1.673cm" svg:x="1.381cm" svg:y="7.912cm">
          <draw:text-box>
            <text:p text:style-name="P10"><text:span text:style-name="T3">Form</text:span></text:p>
            <text:p text:style-name="P10"><text:span text:style-name="T3">validation</text:span></text:p>
          </draw:text-box>
        </draw:frame>
        <draw:frame draw:style-name="gr10" draw:text-style-name="P11" draw:layer="layout" svg:width="4.833cm" svg:height="1.673cm" svg:x="15.478cm" svg:y="7.731cm">
          <draw:text-box>
            <text:p text:style-name="P10"><text:span text:style-name="T3">Schema</text:span></text:p>
            <text:p text:style-name="P10"><text:span text:style-name="T3">validation</text:span></text:p>
          </draw:text-box>
        </draw:frame>
        <draw:frame draw:style-name="gr10" draw:text-style-name="P11" draw:layer="layout" svg:width="4.833cm" svg:height="1.673cm" svg:x="12.931cm" svg:y="14.589cm">
          <draw:text-box>
            <text:p text:style-name="P10"><text:span text:style-name="T3">Unit</text:span></text:p>
            <text:p text:style-name="P10"><text:span text:style-name="T3">tes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2:16:14.041302507</meta:creation-date>
    <dc:date>2017-11-02T13:21:16.811038353</dc:date>
    <meta:editing-duration>PT8M36S</meta:editing-duration>
    <meta:editing-cycles>2</meta:editing-cycles>
    <meta:generator>LibreOffice/5.0.6.2$Linux_X86_64 LibreOffice_project/00$Build-2</meta:generator>
    <meta:document-statistic meta:object-count="27"/>
  </office:meta>
</office:document-meta>
</file>